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3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873cm" svg:height="10.967cm" svg:x="4.666cm" svg:y="3.053cm">
            <draw:object draw:notify-on-update-of-ranges="Sheet1.A1:Sheet1.A1 Sheet1.A2:Sheet1.A5 Sheet1.B1:Sheet1.B1 Sheet1.B2:Sheet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Technique</text:p>
          </table:table-cell>
          <table:table-cell table:style-name="ce1" office:value-type="string" calcext:value-type="string">
            <text:p>Sim time (sec)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table:formula="of:=108573/1000" office:value-type="float" office:value="108.573" calcext:value-type="float">
            <text:p>108.573</text:p>
          </table:table-cell>
        </table:table-row>
        <table:table-row table:style-name="ro1">
          <table:table-cell office:value-type="string" calcext:value-type="string">
            <text:p>OpenMP (20 threads)</text:p>
          </table:table-cell>
          <table:table-cell table:formula="of:=204515/1000" office:value-type="float" office:value="204.515" calcext:value-type="float">
            <text:p>204.515</text:p>
          </table:table-cell>
        </table:table-row>
        <table:table-row table:style-name="ro1">
          <table:table-cell office:value-type="string" calcext:value-type="string">
            <text:p>MPI (20 workers/5 per node)</text:p>
          </table:table-cell>
          <table:table-cell table:formula="of:=2902680/1000" office:value-type="float" office:value="2902.68" calcext:value-type="float">
            <text:p>2902.68</text:p>
          </table:table-cell>
        </table:table-row>
        <table:table-row table:style-name="ro1">
          <table:table-cell office:value-type="string" calcext:value-type="string">
            <text:p>MPI (20 workers/10 per node)</text:p>
          </table:table-cell>
          <table:table-cell table:formula="of:=2628230/1000" office:value-type="float" office:value="2628.23" calcext:value-type="float">
            <text:p>2628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4">00/00/0000</text:date>, <text:time style:data-style-name="N2" text:time-value="05:35:16.855048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4T03:28:06.413303038</meta:creation-date>
    <dc:date>2022-11-14T05:57:01.533692251</dc:date>
    <meta:editing-duration>PT42M36S</meta:editing-duration>
    <meta:editing-cycles>20</meta:editing-cycles>
    <meta:generator>LibreOffice/6.4.7.2$Linux_X86_64 LibreOffice_project/40$Build-2</meta:generator>
    <meta:document-statistic meta:table-count="1" meta:cell-count="1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74cm" svg:height="10.968cm" xlink:href=".." xlink:type="simple" chart:class="chart:bar" chart:style-name="ch1">
        <chart:title svg:x="3.229cm" svg:y="0.355cm" chart:style-name="ch2">
          <text:p>Optimisation technique vs. simulation runtime</text:p>
        </chart:title>
        <chart:plot-area chart:style-name="ch3" table:cell-range-address="Sheet1.A1:Sheet1.B5" chart:data-source-has-labels="both" svg:x="1.318cm" svg:y="1.379cm" svg:width="14.239cm" svg:height="8.399cm">
          <chartooo:coordinate-region svg:x="2.331cm" svg:y="1.379cm" svg:width="13.226cm" svg:height="4.323cm"/>
          <chart:axis chart:dimension="x" chart:name="primary-x" chart:style-name="ch4" chartooo:axis-type="auto">
            <chartooo:date-scale/>
            <chart:title svg:x="6.813cm" svg:y="9.997cm" chart:style-name="ch5">
              <text:p>Optimisation technique</text:p>
            </chart:title>
            <chart:categories table:cell-range-address="Sheet1.A2:Sheet1.A5"/>
          </chart:axis>
          <chart:axis chart:dimension="y" chart:name="primary-y" chart:style-name="ch6">
            <chart:title svg:x="0.451cm" svg:y="7.297cm" chart:style-name="ch7">
              <text:p>Simulation runtime (sec)</text:p>
            </chart:title>
            <chart:grid chart:style-name="ch8" chart:class="major"/>
          </chart:axis>
          <chart:series chart:style-name="ch9" chart:values-cell-range-address="Sheet1.B2:Sheet1.B5" chart:label-cell-address="Sheet1.B1:Sheet1.B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 time (sec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Sheet1.A2:Sheet1.A5</svg:desc>
                </draw:g>
              </table:table-cell>
              <table:table-cell office:value-type="float" office:value="108.573">
                <text:p>108.573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OpenMP (20 threads)</text:p>
              </table:table-cell>
              <table:table-cell office:value-type="float" office:value="204.515">
                <text:p>204.515</text:p>
              </table:table-cell>
            </table:table-row>
            <table:table-row>
              <table:table-cell office:value-type="string">
                <text:p>MPI (20 workers/5 per node)</text:p>
              </table:table-cell>
              <table:table-cell office:value-type="float" office:value="2902.68">
                <text:p>2902.68</text:p>
              </table:table-cell>
            </table:table-row>
            <table:table-row>
              <table:table-cell office:value-type="string">
                <text:p>MPI (20 workers/10 per node)</text:p>
              </table:table-cell>
              <table:table-cell office:value-type="float" office:value="2628.23">
                <text:p>2628.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